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0283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4.5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7788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b0e0e6"/>
    </style:style>
    <style:style style:name="ce4" style:family="table-cell" style:parent-style-name="Default" style:data-style-name="N100"/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v 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t Plotter 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/home/ggreen/cad/kicad/chart_plotter_hat/chart_plotter_hat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ibsource</text:p>
          </table:table-cell>
          <table:table-cell table:style-name="ce2" office:value-type="string" calcext:value-type="string">
            <text:p>lib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eetpath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tstamps</text:p>
          </table:table-cell>
          <table:table-cell table:style-name="ce2" office:value-type="string" calcext:value-type="string">
            <text:p>tstamp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BF28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table:style-name="ce6"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DD6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E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table:style-name="ce6" office:value-type="string" calcext:value-type="string">
            <text:p>10uF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9583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ED6E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B0A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38A2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5A87B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table:style-name="ce6" office:value-type="string" calcext:value-type="string">
            <text:p>10uF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359206" calcext:value-type="float">
            <text:p>6135920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1</text:p>
          </table:table-cell>
          <table:table-cell table:style-name="ce6"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13B3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2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50D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</text:p>
          </table:table-cell>
          <table:table-cell table:style-name="ce6"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D291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4</text:p>
          </table:table-cell>
          <table:table-cell table:style-name="ce6" office:value-type="string" calcext:value-type="string">
            <text:p>2.2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485000000000" calcext:value-type="float">
            <text:p>614850000000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924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</text:p>
          </table:table-cell>
          <table:table-cell table:style-name="ce6"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3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</text:p>
          </table:table-cell>
          <table:table-cell table:style-name="ce6"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B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Diodes_SMD:D_SOD-123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30V, 2A ultra low Vf MEGA Schottky barrier rectifier, SOD-123F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9111C</text:p>
          </table:table-cell>
          <table:table-cell office:value-type="string" calcext:value-type="string">
            <text:p>https://assets.nexperia.com/documents/data-sheet/PMEG3020EH_EJ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37C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6DB45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80FD8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4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3mm_Mounting_Hole</text:p>
          </table:table-cell>
          <table:table-cell table:style-name="ce9"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834BCD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6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3mm_Mounting_Hole</text:p>
          </table:table-cell>
          <table:table-cell table:style-name="ce9"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554C2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6B530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40HAT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OX40HA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DFC77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FFD076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200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CBF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96B9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FC5A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9</text:p>
          </table:table-cell>
          <table:table-cell table:style-name="ce6"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77E3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</text:p>
          </table:table-cell>
          <table:table-cell table:style-name="ce6"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7535000000000" calcext:value-type="float">
            <text:p>6175350000000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1</text:p>
          </table:table-cell>
          <table:table-cell table:style-name="ce6" office:value-type="string" calcext:value-type="string">
            <text:p>Qwiic</text:p>
          </table:table-cell>
          <table:table-cell office:value-type="string" calcext:value-type="string">
            <text:p>Connectors_JST:JST_SH_BM04B-SRSS-TB_04x1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5837C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CustomComponents:SolderJumper-2_P1.3mm_Open_RoundedPad1.0x1.5mm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Solder Jumper, 2-pole, ope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AB575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Inductor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4C15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Transistor P-MOSFE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4EB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U8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NP Matched Transistor Pai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38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 table:style-name="ce6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7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607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54F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4</text:p>
          </table:table-cell>
          <table:table-cell table:style-name="ce6"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616BC4C9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616DB455</text:p>
          </table:table-cell>
          <table:table-cell office:value-type="string" calcext:value-type="string">
            <text:p>http://ww1.microchip.com/downloads/en/devicedoc/21667d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6</text:p>
          </table:table-cell>
          <table:table-cell table:style-name="ce6" office:value-type="string" calcext:value-type="string">
            <text:p>3.9K</text:p>
          </table:table-cell>
          <table:table-cell table:style-name="ce9"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6A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8</text:p>
          </table:table-cell>
          <table:table-cell table:style-name="ce6"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21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F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05D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1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810910" calcext:value-type="float">
            <text:p>61810910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9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8A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table:style-name="ce6" office:value-type="string" calcext:value-type="string">
            <text:p>ATmega328P-AU</text:p>
          </table:table-cell>
          <table:table-cell table:style-name="ce9" office:value-type="string" calcext:value-type="string">
            <text:p>Housings_QFP:TQFP-32_7x7mm_Pitch0.8mm</text:p>
          </table:table-cell>
          <table:table-cell/>
          <table:table-cell office:value-type="string" calcext:value-type="string">
            <text:p>MCU_Microchip_ATmega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20MHz, 32kB Flash, 2kB SRAM, 1kB EEPROM, TQFP-32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BE6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</text:p>
          </table:table-cell>
          <table:table-cell table:style-name="ce6" office:value-type="string" calcext:value-type="string">
            <text:p>CAT24C32</text:p>
          </table:table-cell>
          <table:table-cell office:value-type="string" calcext:value-type="string">
            <text:p>Package_SOIC:SOIC-8_3.9x4.9mm_P1.27mm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I2C Serial EEPROM 32Kb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713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M3610-5.0-adafruit</text:p>
          </table:table-cell>
          <table:table-cell office:value-type="string" calcext:value-type="string">
            <text:p>CustomComponents:Adafruit_MPM3610</text:p>
          </table:table-cell>
          <table:table-cell/>
          <table:table-cell office:value-type="string" calcext:value-type="string">
            <text:p>adafruit</text:p>
          </table:table-cell>
          <table:table-cell office:value-type="string" calcext:value-type="string">
            <text:p>MPM3610-adafrui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43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</text:p>
          </table:table-cell>
          <table:table-cell table:style-name="ce6" office:value-type="string" calcext:value-type="string">
            <text:p>LT1762EMS8-3.3</text:p>
          </table:table-cell>
          <table:table-cell table:style-name="ce9"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LT1762</text:p>
          </table:table-cell>
          <table:table-cell office:value-type="string" calcext:value-type="string">
            <text:p>150mA, Adjustable, Low Noise, Micropower LDO Regulator, MSOP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414E2</text:p>
          </table:table-cell>
          <table:table-cell office:value-type="string" calcext:value-type="string">
            <text:p>https://www.analog.com/media/en/technical-documentation/data-sheets/LT176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Housings_DIP:DIP-8_W8.89mm_SMDSocket_LongPads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Photo MOSFET optically coupled, ON 4A, 50mohm, OFF state 20V, Isolation 2500 VRMS, DIP-6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C1F34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Housings_SOIC:SOIC-18W_7.5x11.6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Stand-Alone CAN Controller with SPI Interface, SOIC-1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A70B0A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igh-Speed CAN Transceiver, 1Mbps, 5V supply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608CD80B</text:p>
          </table:table-cell>
          <table:table-cell office:value-type="string" calcext:value-type="string">
            <text:p>http://ww1.microchip.com/downloads/en/devicedoc/21667d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1762EMS8-5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LT1762-MS8</text:p>
          </table:table-cell>
          <table:table-cell office:value-type="string" calcext:value-type="string">
            <text:p>Low Noise LDO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2AA91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</text:p>
          </table:table-cell>
          <table:table-cell table:style-name="ce6" office:value-type="string" calcext:value-type="string">
            <text:p>ADuM1281CRZ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ADuM1201BR</text:p>
          </table:table-cell>
          <table:table-cell office:value-type="string" calcext:value-type="string">
            <text:p>Dual-Channel Digital Isolator, 10Mbps 50ns, bidirectional communication, 3V/5V level translation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231790" calcext:value-type="float">
            <text:p>61231790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0</text:p>
          </table:table-cell>
          <table:table-cell table:style-name="ce6" office:value-type="string" calcext:value-type="string">
            <text:p>DCP010505BP-U</text:p>
          </table:table-cell>
          <table:table-cell office:value-type="string" calcext:value-type="string">
            <text:p>CustomComponents:DCP01B_SO_7_14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DCP01B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float" office:value="61341169" calcext:value-type="float">
            <text:p>6134116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1</text:p>
          </table:table-cell>
          <table:table-cell table:style-name="ce6" office:value-type="string" calcext:value-type="string">
            <text:p>VCAN26A2</text:p>
          </table:table-cell>
          <table:table-cell office:value-type="string" calcext:value-type="string">
            <text:p>TO_SOT_Packages_SMD:SOT-323_SC-70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Bidirectional Symmetrical Low Capacitance Dual-Line ESD Protection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DD013</text:p>
          </table:table-cell>
          <table:table-cell office:value-type="string" calcext:value-type="string">
            <text:p>https://www.vishay.com/docs/85894/vcan26a2-03g.pd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:Crystal_SMD_TXC_7M-4pin_3.2x2.5mm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Four pin crystal, GND on pins 2 and 4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5E13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'Rev C'.A8:'Rev C'.AMJ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6:55:44.984362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51:20.487225480</meta:creation-date>
    <dc:date>2022-03-20T16:56:00.128285881</dc:date>
    <meta:editing-duration>PT8H52M47S</meta:editing-duration>
    <meta:editing-cycles>21</meta:editing-cycles>
    <meta:generator>LibreOffice/6.4.7.2$Linux_X86_64 LibreOffice_project/40$Build-2</meta:generator>
    <meta:document-statistic meta:table-count="1" meta:cell-count="698" meta:object-count="0"/>
  </office:meta>
</office:document-meta>
</file>